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#CONSTANT NAME</text:p>
      <text:p text:style-name="Normal"><text:s text:c="4"/>FILENAME = "players.txt"</text:p>
      <text:p text:style-name="Normal"/>
      <text:p text:style-name="Normal"><text:s text:c="4"/>#save players names to file</text:p>
      <text:p text:style-name="Normal"><text:s text:c="4"/>username = input("enter your username: ")</text:p>
      <text:p text:style-name="Normal"><text:s text:c="4"/>savetext = username + "\n"</text:p>
      <text:p text:style-name="Normal"/>
      <text:p text:style-name="Normal"><text:s text:c="4"/>with open(FILENAME, "a") as myfile:</text:p>
      <text:p text:style-name="Normal"><text:s text:c="8"/>myfile.write(savetext)</text:p>
      <text:p text:style-name="Normal"/>
      <text:p text:style-name="Normal"><text:s text:c="4"/>#read text from the file</text:p>
      <text:p text:style-name="Normal"><text:s text:c="4"/>with open (FILENAME, "r") as myfile:</text:p>
      <text:p text:style-name="Normal"><text:s text:c="8"/>text = myfile.read(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yler</meta:initial-creator>
    <dc:creator>Tyler</dc:creator>
    <meta:creation-date>2023-10-30T13:11:00Z</meta:creation-date>
    <dc:date>2023-10-30T13:12:00Z</dc:date>
    <meta:template xlink:href="Normal" xlink:type="simple"/>
    <meta:editing-cycles>1</meta:editing-cycles>
    <meta:editing-duration>PT60S</meta:editing-duration>
    <meta:document-statistic meta:page-count="1" meta:paragraph-count="1" meta:word-count="48" meta:character-count="325" meta:row-count="2" meta:non-whitespace-character-count="278"/>
  </office:meta>
</office:document-meta>
</file>